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3" style:family="paragraph" style:parent-style-name="Standard">
      <style:paragraph-properties fo:break-before="page"/>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Text_20_body">
      <style:paragraph-properties fo:margin-left="0.2917in" fo:margin-right="0in" fo:text-indent="0in" style:auto-text-indent="false"/>
    </style:style>
    <style:style style:name="P20" style:family="paragraph" style:parent-style-name="Text_20_body">
      <style:paragraph-properties fo:margin-left="0.5917in" fo:margin-right="0in" fo:text-indent="-0.1917in" style:auto-text-indent="false">
        <style:tab-stops/>
      </style:paragraph-properties>
    </style:style>
    <style:style style:name="P21" style:family="paragraph" style:parent-style-name="Standard">
      <style:paragraph-properties fo:text-align="center" style:justify-single-word="false"/>
    </style:style>
    <style:style style:name="P22" style:family="paragraph" style:parent-style-name="Standard">
      <style:paragraph-properties fo:margin-left="0.3917in" fo:margin-right="0in" fo:text-indent="0in" style:auto-text-indent="false"/>
    </style:style>
    <style:style style:name="P23" style:family="paragraph" style:parent-style-name="Standard">
      <style:paragraph-properties fo:margin-left="0.4in" fo:margin-right="0in" fo:text-indent="0in" style:auto-text-indent="false"/>
    </style:style>
    <style:style style:name="P24" style:family="paragraph" style:parent-style-name="Standard">
      <style:paragraph-properties fo:margin-left="0.5917in" fo:margin-right="0in" fo:text-indent="-0.1917in" style:auto-text-indent="false">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Preface<text:tab/>6</text:p>
          <text:p text:style-name="P16">1.1Dedication<text:tab/>6</text:p>
          <text:p text:style-name="P16">1.2Acknowledgments<text:tab/>6</text:p>
          <text:p text:style-name="P16">1.3 1.2 Support Group<text:tab/>6</text:p>
          <text:p text:style-name="P15">2Introduction<text:tab/>6</text:p>
          <text:p text:style-name="P16">2.1What Is A Mathematics Computing Environment?<text:tab/>7</text:p>
          <text:p text:style-name="P16">2.2What Is MathRider?<text:tab/>8</text:p>
          <text:p text:style-name="P16">2.3Accessing MathRider As A Web Service<text:tab/>8</text:p>
          <text:p text:style-name="P16">2.4Entering Source Code Into A MathRider Cell<text:tab/>9</text:p>
          <text:p text:style-name="P15">3MathRider Programming Fundamentals<text:tab/>10</text:p>
          <text:p text:style-name="P16">3.1Objects, Values, And Expressions<text:tab/>10</text:p>
          <text:p text:style-name="P16">3.2Operators<text:tab/>11</text:p>
          <text:p text:style-name="P16">3.3Operator Precedence<text:tab/>12</text:p>
          <text:p text:style-name="P16">3.4Changing The Order Of Operations In An Expression<text:tab/>13</text:p>
          <text:p text:style-name="P16">3.5Variables<text:tab/>13</text:p>
          <text:p text:style-name="P16">3.6Statements<text:tab/>15</text:p>
          <text:p text:style-name="P17">3.6.1The print Statement<text:tab/>15</text:p>
          <text:p text:style-name="P16">3.7Strings<text:tab/>16</text:p>
          <text:p text:style-name="P16">3.8Comments<text:tab/>17</text:p>
          <text:p text:style-name="P16">3.9Conditional Operators<text:tab/>18</text:p>
          <text:p text:style-name="P16">3.10Making Decisions With The if Statement<text:tab/>20</text:p>
          <text:p text:style-name="P16">3.11The and, or, And not Boolean Operators<text:tab/>21</text:p>
          <text:p text:style-name="P16">3.12Looping With The while Statement<text:tab/>23</text:p>
          <text:p text:style-name="P16">3.13Long-Running Loops, Infinite Loops, And Interrupting Execution<text:tab/>25</text:p>
          <text:p text:style-name="P16">3.14Inserting And Deleting Worksheet Cells<text:tab/>26</text:p>
          <text:p text:style-name="P16">3.15Introduction To More Advanced Object Types<text:tab/>26</text:p>
          <text:p text:style-name="P17">3.15.1Rational Numbers<text:tab/>26</text:p>
          <text:p text:style-name="P17">3.15.2Real Numbers<text:tab/>27</text:p>
          <text:p text:style-name="P17">3.15.3Objects That Hold Sequences Of Other Objects: Lists And Tuples<text:tab/>28</text:p>
          <text:p text:style-name="P18">3.15.3.1Tuple Packing And Unpacking<text:tab/>29</text:p>
          <text:p text:style-name="P16">3.16Using while Loops With Lists And Tuples<text:tab/>29</text:p>
          <text:p text:style-name="P16">3.17The in Operator<text:tab/>30</text:p>
          <text:p text:style-name="P16">3.18Looping With The for Statement<text:tab/>31</text:p>
          <text:p text:style-name="P16">3.19Functions<text:tab/>31</text:p>
          <text:p text:style-name="P16">3.20Functions Are Defined Using the def Statement<text:tab/>32</text:p>
          <text:p text:style-name="P16">3.21A Subset Of Functions Included In MathRider<text:tab/>33</text:p>
          <text:p text:style-name="P16">3.22Obtaining Information On MathRider Functions<text:tab/>41</text:p>
          <text:p text:style-name="P16">3.23Information Is Also Available On User-Entered Functions<text:tab/>42</text:p>
          <text:p text:style-name="P16">3.24Examples Which Use Functions Included With MathRider<text:tab/>43</text:p>
          <text:p text:style-name="P16">3.25Using srange() And zip() With The for Statement<text:tab/>44</text:p>
          <text:p text:style-name="P16">3.26List Comprehensions<text:tab/>45</text:p>
          <text:p text:style-name="P15">4 4 Object Oriented Programming<text:tab/>46</text:p>
          <text:p text:style-name="P16">4.1 4.7 Obtaining Information On MathRider Objects<text:tab/>46</text:p>
          <text:p text:style-name="P15"><text:soft-page-break/>5Miscellaneous Topics<text:tab/>50</text:p>
          <text:p text:style-name="P16">5.1Referencing The Result Of The Previous Operation<text:tab/>50</text:p>
          <text:p text:style-name="P16">5.2Exceptions<text:tab/>51</text:p>
          <text:p text:style-name="P16">5.3Obtaining Numeric Results<text:tab/>52</text:p>
          <text:p text:style-name="P16">5.4Style Guide For Expressions<text:tab/>52</text:p>
          <text:p text:style-name="P16">5.5Built-in Constants<text:tab/>53</text:p>
          <text:p text:style-name="P16">5.6Roots<text:tab/>54</text:p>
          <text:p text:style-name="P16">5.7Symbolic Variables<text:tab/>54</text:p>
          <text:p text:style-name="P16">5.8Symbolic Expressions<text:tab/>55</text:p>
          <text:p text:style-name="P17">5.8.1Expanding And Factoring<text:tab/>56</text:p>
          <text:p text:style-name="P17">5.8.2Miscellaneous Symbolic Expression Examples<text:tab/>56</text:p>
          <text:p text:style-name="P17">5.8.3Passing Values To Symbolic Expressions<text:tab/>57</text:p>
          <text:p text:style-name="P16">5.9Symbolic Equations and The solve() Function<text:tab/>57</text:p>
          <text:p text:style-name="P16">5.10Symbolic Mathematical Functions<text:tab/>58</text:p>
          <text:p text:style-name="P16">5.11Finding Roots Graphically And Numerically With The find_root() Method<text:tab/>59</text:p>
          <text:p text:style-name="P16">5.12Displaying Mathematical Objects In Traditional Form<text:tab/>60</text:p>
          <text:p text:style-name="P16">5.13LaTeX Is Used To Display Objects In Traditional Mathematics Form<text:tab/>60</text:p>
          <text:p text:style-name="P16">5.14Sets<text:tab/>61</text:p>
          <text:p text:style-name="P15">62D Plotting<text:tab/>61</text:p>
          <text:p text:style-name="P16">6.1The plot() And show() Functions<text:tab/>61</text:p>
          <text:p text:style-name="P17">6.1.1Combining Plots And Changing The Plotting Color<text:tab/>62</text:p>
          <text:p text:style-name="P17">6.1.2Combining Graphics With A Graphics Object<text:tab/>63</text:p>
          <text:p text:style-name="P16">6.2Advanced Plotting With matplotlib<text:tab/>64</text:p>
          <text:p text:style-name="P17">6.2.1Plotting Data From Lists With Grid Lines And Axes Labels<text:tab/>64</text:p>
          <text:p text:style-name="P17">6.2.2Plotting With A Logarithmic Y Axis<text:tab/>64</text:p>
          <text:p text:style-name="P17">6.2.3Two Plots With Labels Inside Of The Plot<text:tab/>65</text:p>
          <text:p text:style-name="P15">7MathRider Usage Styles<text:tab/>66</text:p>
          <text:p text:style-name="P16">7.1The Speed Usage Style<text:tab/>66</text:p>
          <text:p text:style-name="P16">7.2The OpenOffice Presentation Usage Style<text:tab/>66</text:p>
          <text:p text:style-name="P15">8High School Math Problems (most of the problems are still in development)<text:tab/>66</text:p>
          <text:p text:style-name="P16">8.1Pre-Algebra<text:tab/>66</text:p>
          <text:p text:style-name="P17">8.1.1Equations<text:tab/>66</text:p>
          <text:p text:style-name="P17">8.1.2Expressions<text:tab/>66</text:p>
          <text:p text:style-name="P17">8.1.3Geometry<text:tab/>67</text:p>
          <text:p text:style-name="P17">8.1.4Inequalities<text:tab/>67</text:p>
          <text:p text:style-name="P17">8.1.5Linear Functions<text:tab/>67</text:p>
          <text:p text:style-name="P17">8.1.6Measurement<text:tab/>67</text:p>
          <text:p text:style-name="P17">8.1.7Nonlinear Functions<text:tab/>67</text:p>
          <text:p text:style-name="P17">8.1.8Number Sense And Operations<text:tab/>67</text:p>
          <text:p text:style-name="P18">8.1.8.1Express an integer fraction in lowest terms<text:tab/>67</text:p>
          <text:p text:style-name="P17">8.1.9Polynomial Functions<text:tab/>68</text:p>
          <text:p text:style-name="P16">8.2Algebra<text:tab/>68</text:p>
          <text:p text:style-name="P17">8.2.1Absolute Value Functions<text:tab/>68</text:p>
          <text:p text:style-name="P17">8.2.2Complex Numbers<text:tab/>68</text:p>
          <text:p text:style-name="P17">8.2.3Composite Functions<text:tab/>69</text:p>
          <text:p text:style-name="P17">8.2.4Conics<text:tab/>69</text:p>
          <text:p text:style-name="P17">8.2.5Data Analysis<text:tab/>69</text:p>
          <text:p text:style-name="P17"><text:soft-page-break/>8.2.6Discrete Mathematics <text:tab/>69</text:p>
          <text:p text:style-name="P17">8.2.7Equations<text:tab/>69</text:p>
          <text:p text:style-name="P18">8.2.7.1Express a symbolic fraction in lowest terms<text:tab/>69</text:p>
          <text:p text:style-name="P18">8.2.7.2Determine the product of two symbolic fractions<text:tab/>71</text:p>
          <text:p text:style-name="P18">8.2.7.3Solve a linear equation for x<text:tab/>71</text:p>
          <text:p text:style-name="P18">8.2.7.4Solve a linear equation which has fractions<text:tab/>72</text:p>
          <text:p text:style-name="P17">8.2.8Exponential Functions<text:tab/>74</text:p>
          <text:p text:style-name="P17">8.2.9Exponents<text:tab/>74</text:p>
          <text:p text:style-name="P17">8.2.10Expressions<text:tab/>74</text:p>
          <text:p text:style-name="P17">8.2.11Inequalities<text:tab/>74</text:p>
          <text:p text:style-name="P17">8.2.12Inverse Functions<text:tab/>74</text:p>
          <text:p text:style-name="P17">8.2.13Linear Equations And Functions<text:tab/>74</text:p>
          <text:p text:style-name="P17">8.2.14Linear Programming<text:tab/>74</text:p>
          <text:p text:style-name="P17">8.2.15Logarithmic Functions<text:tab/>74</text:p>
          <text:p text:style-name="P17">8.2.16Logistic Functions<text:tab/>75</text:p>
          <text:p text:style-name="P17">8.2.17Matrices<text:tab/>75</text:p>
          <text:p text:style-name="P17">8.2.18Parametric Equations<text:tab/>75</text:p>
          <text:p text:style-name="P17">8.2.19Piecewise Functions<text:tab/>75</text:p>
          <text:p text:style-name="P17">8.2.20Polynomial Functions<text:tab/>75</text:p>
          <text:p text:style-name="P17">8.2.21Power Functions<text:tab/>75</text:p>
          <text:p text:style-name="P17">8.2.22Quadratic Functions<text:tab/>75</text:p>
          <text:p text:style-name="P17">8.2.23Radical Functions<text:tab/>75</text:p>
          <text:p text:style-name="P17">8.2.24Rational Functions<text:tab/>76</text:p>
          <text:p text:style-name="P17">8.2.25Sequences<text:tab/>76</text:p>
          <text:p text:style-name="P17">8.2.26Series<text:tab/>76</text:p>
          <text:p text:style-name="P17">8.2.27Systems of Equations<text:tab/>76</text:p>
          <text:p text:style-name="P17">8.2.28Transformations<text:tab/>76</text:p>
          <text:p text:style-name="P17">8.2.29Trigonometric Functions<text:tab/>76</text:p>
          <text:p text:style-name="P16">8.3Precalculus And Trigonometry<text:tab/>76</text:p>
          <text:p text:style-name="P17">8.3.1Binomial Theorem<text:tab/>76</text:p>
          <text:p text:style-name="P17">8.3.2Complex Numbers<text:tab/>77</text:p>
          <text:p text:style-name="P17">8.3.3Composite Functions<text:tab/>77</text:p>
          <text:p text:style-name="P17">8.3.4Conics<text:tab/>77</text:p>
          <text:p text:style-name="P17">8.3.5Data Analysis<text:tab/>77</text:p>
          <text:p text:style-name="P17">8.3.6Discrete Mathematics<text:tab/>77</text:p>
          <text:p text:style-name="P17">8.3.7Equations<text:tab/>77</text:p>
          <text:p text:style-name="P17">8.3.8Exponential Functions<text:tab/>77</text:p>
          <text:p text:style-name="P17">8.3.9Inverse Functions<text:tab/>77</text:p>
          <text:p text:style-name="P17">8.3.10Logarithmic Functions<text:tab/>77</text:p>
          <text:p text:style-name="P17">8.3.11Logistic Functions<text:tab/>78</text:p>
          <text:p text:style-name="P17">8.3.12Matrices And Matrix Algebra<text:tab/>78</text:p>
          <text:p text:style-name="P17">8.3.13Mathematical Analysis<text:tab/>78</text:p>
          <text:p text:style-name="P17">8.3.14Parametric Equations<text:tab/>78</text:p>
          <text:p text:style-name="P17">8.3.15Piecewise Functions<text:tab/>78</text:p>
          <text:p text:style-name="P17">8.3.16Polar Equations<text:tab/>78</text:p>
          <text:p text:style-name="P17">8.3.17Polynomial Functions<text:tab/>78</text:p>
          <text:p text:style-name="P17">8.3.18Power Functions<text:tab/>78</text:p>
          <text:p text:style-name="P17"><text:soft-page-break/>8.3.19Quadratic Functions<text:tab/>79</text:p>
          <text:p text:style-name="P17">8.3.20Radical Functions<text:tab/>79</text:p>
          <text:p text:style-name="P17">8.3.21Rational Functions<text:tab/>79</text:p>
          <text:p text:style-name="P17">8.3.22Real Numbers<text:tab/>79</text:p>
          <text:p text:style-name="P17">8.3.23Sequences<text:tab/>79</text:p>
          <text:p text:style-name="P17">8.3.24Series<text:tab/>79</text:p>
          <text:p text:style-name="P17">8.3.25Sets<text:tab/>79</text:p>
          <text:p text:style-name="P17">8.3.26Systems of Equations<text:tab/>79</text:p>
          <text:p text:style-name="P17">8.3.27Transformations<text:tab/>79</text:p>
          <text:p text:style-name="P17">8.3.28Trigonometric Functions<text:tab/>80</text:p>
          <text:p text:style-name="P17">8.3.29Vectors<text:tab/>80</text:p>
          <text:p text:style-name="P16">8.4Calculus<text:tab/>80</text:p>
          <text:p text:style-name="P17">8.4.1Derivatives<text:tab/>80</text:p>
          <text:p text:style-name="P17">8.4.2Integrals<text:tab/>80</text:p>
          <text:p text:style-name="P17">8.4.3Limits<text:tab/>80</text:p>
          <text:p text:style-name="P17">8.4.4Polynomial Approximations And Series<text:tab/>80</text:p>
          <text:p text:style-name="P16">8.5Statistics<text:tab/>80</text:p>
          <text:p text:style-name="P17">8.5.1Data Analysis<text:tab/>81</text:p>
          <text:p text:style-name="P17">8.5.2Inferential Statistics<text:tab/>81</text:p>
          <text:p text:style-name="P17">8.5.3Normal Distributions<text:tab/>81</text:p>
          <text:p text:style-name="P17">8.5.4One Variable Analysis<text:tab/>81</text:p>
          <text:p text:style-name="P17">8.5.5Probability And Simulation<text:tab/>81</text:p>
          <text:p text:style-name="P17">8.5.6Two Variable Analysis<text:tab/>81</text:p>
          <text:p text:style-name="P15">9High School Science Problems<text:tab/>81</text:p>
          <text:p text:style-name="P16">9.1Physics<text:tab/>81</text:p>
          <text:p text:style-name="P17">9.1.1Atomic Physics<text:tab/>81</text:p>
          <text:p text:style-name="P17">9.1.2Circular Motion<text:tab/>82</text:p>
          <text:p text:style-name="P17">9.1.3Dynamics<text:tab/>82</text:p>
          <text:p text:style-name="P17">9.1.4Electricity And Magnetism<text:tab/>82</text:p>
          <text:p text:style-name="P17">9.1.5Fluids<text:tab/>82</text:p>
          <text:p text:style-name="P17">9.1.6Kinematics<text:tab/>82</text:p>
          <text:p text:style-name="P17">9.1.7Light<text:tab/>82</text:p>
          <text:p text:style-name="P17">9.1.8Optics<text:tab/>82</text:p>
          <text:p text:style-name="P17">9.1.9Relativity<text:tab/>82</text:p>
          <text:p text:style-name="P17">9.1.10Rotational Motion<text:tab/>83</text:p>
          <text:p text:style-name="P17">9.1.11Sound<text:tab/>83</text:p>
          <text:p text:style-name="P17">9.1.12Waves<text:tab/>83</text:p>
          <text:p text:style-name="P17">9.1.13Thermodynamics<text:tab/>83</text:p>
          <text:p text:style-name="P17">9.1.14Work<text:tab/>83</text:p>
          <text:p text:style-name="P17">9.1.15Energy<text:tab/>83</text:p>
          <text:p text:style-name="P17">9.1.16Momentum<text:tab/>83</text:p>
          <text:p text:style-name="P17">9.1.17Boiling<text:tab/>83</text:p>
          <text:p text:style-name="P17">9.1.18Buoyancy<text:tab/>83</text:p>
          <text:p text:style-name="P17">9.1.19Convection<text:tab/>84</text:p>
          <text:p text:style-name="P17">9.1.20Density<text:tab/>84</text:p>
          <text:p text:style-name="P17">9.1.21Diffusion<text:tab/>84</text:p>
          <text:p text:style-name="P17">9.1.22Freezing<text:tab/>84</text:p>
          <text:p text:style-name="P17"><text:soft-page-break/>9.1.23Friction<text:tab/>84</text:p>
          <text:p text:style-name="P17">9.1.24Heat Transfer<text:tab/>84</text:p>
          <text:p text:style-name="P17">9.1.25Insulation<text:tab/>84</text:p>
          <text:p text:style-name="P17">9.1.26Newton's Laws<text:tab/>84</text:p>
          <text:p text:style-name="P17">9.1.27Pressure<text:tab/>85</text:p>
          <text:p text:style-name="P17">9.1.28Pulleys<text:tab/>85</text:p>
          <text:p text:style-name="P15">10Fundamentals Of Computation<text:tab/>86</text:p>
          <text:p text:style-name="P16">10.1What Is A Computer?<text:tab/>86</text:p>
          <text:p text:style-name="P16">10.2Contextual Meaning<text:tab/>87</text:p>
          <text:p text:style-name="P16">10.3Variables<text:tab/>87</text:p>
          <text:p text:style-name="P16">10.4Models<text:tab/>88</text:p>
          <text:p text:style-name="P16">10.5Machine Language<text:tab/>89</text:p>
          <text:p text:style-name="P16">10.6Compilers And Interpreters<text:tab/>92</text:p>
          <text:p text:style-name="P16">10.7Algorithms<text:tab/>92</text:p>
          <text:p text:style-name="P16">10.8Computation<text:tab/>94</text:p>
          <text:p text:style-name="P16">10.9he Mathematics Part Of Mathematics Computing Systems<text:tab/>96</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text:soft-page-break/>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21"><draw:frame draw:style-name="fr2"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21">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text:soft-page-break/>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wo of it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observations on learning mathematics:<text:line-break/><text:line-break/>"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 <text:line-break/><text:line-break/><text:a xlink:type="simple" xlink:href="http://steve-yegge.blogspot.com/2006/03/math-for-programmers.html" office:target-frame-name="_blank" xlink:show="new">http://steve-yegge.blogspot.com/2006/03/math-for-programmers.html</text:a></text:p>
      <text:p text:style-name="Standard"/>
      <text:p text:style-name="Standard"/>
      <text:p text:style-name="Standard"/>
      <text:p text:style-name="Standard"><text:s/>that inputs mathematics in textual form and displays it in either textual form or traditional form. <text:s text:c="2"/>MathRider uses Yacas as its default computation engine, but in theory other computer algebra systems can be used. <text:s/>This means that expert MathRider users must also be expert Yacas programmers. <text:s/>Some knowledge of the Yacas programming language is so critical to being able to successfully use MathRider that a user's knowledge of Yacas can be used to help determine their level of MathRider expertise. (see Table 1)</text:p>
      <text:p text:style-name="Standard"/>
      <text:p text:style-name="Standard">Level</text:p>
      <text:p text:style-name="Standard">Knowledge</text:p>
      <text:p text:style-name="Standard">MathRider Expert</text:p>
      <text:p text:style-name="Standard">Knows Yacas well and MathRider well.</text:p>
      <text:p text:style-name="Standard">MathRider Novice</text:p>
      <text:p text:style-name="Standard">Knows Yacas but has only used MathRider for a short while.</text:p>
      <text:p text:style-name="Standard">MathRider Newbie</text:p>
      <text:p text:style-name="Standard">Does not know Yacas but has been exposed to at least 1 programming language.</text:p>
      <text:p text:style-name="Standard">Programming Newbie</text:p>
      <text:p text:style-name="Standard">Does not know how a computer works and has never programmed before.</text:p>
      <text:p text:style-name="Standard">Table 1: MathRider user experience levels</text:p>
      <text:p text:style-name="Standard"/>
      <text:p text:style-name="Standard">This book is for MathRider Newbies. <text:s/>It assumes the reader has been exposed to at least one programming language, but has never programmed in Yacas (if your understanding of how computer programming works needs refreshing, you may want to read through the <text:a xlink:type="simple" xlink:href="#11.Fundamentals Of Computation|outline">Fundamentals Of Computing</text:a> section of this book.) <text:s/>This book will teach you enough Yacas to begin solving problems with MathRider. <text:s/>It will help you to become a MathRider Novice, but you will need to learn Yacas from books that are dedicated to it before you can become a MathRider Expert. <text:s/></text:p>
      <text:p text:style-name="Standard"/>
      <text:p text:style-name="Standard"><text:soft-page-break/>If you are a programming newbie, this book will probably be too advanced for you. <text:s/>I have written a series of free books called The Professor and Pat Programming Series (http://professorandpat.org) and they are designed for programming newbies. <text:s/>If you are a programming newbie and are interested in learning how to use MathRider, you might be interested in working through the Professor and Pat Programming books first and then come back to this book when you are finished with them. <text:s/></text:p>
      <text:p text:style-name="Standard"/>
      <text:p text:style-name="Standard">The MathRider website (mathrider.org) contains more information about MathRider along with other MathRider resources.</text:p>
      <text:h text:style-name="Heading_20_2" text:outline-level="2">What Inspired The Creation Of MathRider?</text:h>
      <text:p text:style-name="Standard"/>
      <text:h text:style-name="Heading_20_2" text:outline-level="2">The MathRider Philosophy: Inefficient Where It Counts</text:h>
      <text:p text:style-name="Standard"/>
      <text:h text:style-name="Heading_20_2" text:outline-level="2">Entering Source Code Into A MathRider Cell</text:h>
      <text:p text:style-name="Standard">Lets begin exploring MathRider by using it as a simple calculator. <text:s/>Place your mouse cursor inside of the cell that is at the top of your worksheet. <text:s/>Notice that the cursor is automatically placed against the left side of a new cell. <text:s/>You must always begin each line of MathRider source code at the left side of a cell with no indenting (unless you are instructed to do otherwise).</text:p>
      <text:p text:style-name="Standard"/>
      <text:p text:style-name="Standard">Type the following text, but do not press the enter key:</text:p>
      <text:p text:style-name="Standard"/>
      <text:p text:style-name="Standard">2 + 3</text:p>
      <text:p text:style-name="Standard"/>
      <text:p text:style-name="Standard">your worksheet should now look like Drawing 1.</text:p>
      <text:p text:style-name="Standard"/>
      <text:p text:style-name="Standard"/>
      <text:p text:style-name="Standard"/>
      <text:p text:style-name="Standard">At this point you have 2 choices. <text:s/>You can either press the enter key &lt;enter&gt; or you can hold down the shift key and press the enter key &lt;shift&gt;&lt;enter&gt;. <text:s/>If you simply press the enter key, the cell will expand and drop the cursor down to the next line so you can continue entering source code.</text:p>
      <text:p text:style-name="Standard"/>
      <text:p text:style-name="Standard">If you press shift and enter, however, the Worksheet will take all the source code that has been typed into the cell and send it to the MathRider server through the network so the server can execute the code. <text:s/>When MathRider is given source code to execute, it will first process it using software called the MathRider preprocessor. <text:s/>The preprocessor converts MathRider source code into Python source code so that it can be executed using the Python environment that MathRider is built upon.</text:p>
      <text:p text:style-name="Standard"/>
      <text:p text:style-name="Standard">The converted source code is then passed to the Python environment where it is compiled into a special form of machine language called Python bytecode. <text:s/>The bytecode is then executed by a program that emulates a hardware CPU and this program is called the Python interpreter. </text:p>
      <text:p text:style-name="Standard"/>
      <text:p text:style-name="Standard">Sometimes the server is able to execute the code quickly and sometimes it will take a while. <text:s/>While the code is being executed by the server, the Worksheet will display a small green vertical bar beneath the <text:soft-page-break/>cell towards the left side of the window as shown in Drawing 2.</text:p>
      <text:p text:style-name="Standard"/>
      <text:p text:style-name="Standard"/>
      <text:p text:style-name="Standard">When the server is finished executing the source code, the green bar will disappear. <text:s/>If a displayable result was generated, this result is sent back to the Worksheet and the Worksheet then displays it in the area that is directly beneath the cell that the request was submitted from.</text:p>
      <text:p text:style-name="Standard"/>
      <text:p text:style-name="Standard">Press shift and enter in your cell now and in a few moments you should see a result that looks like Drawing 3.</text:p>
      <text:p text:style-name="Standard"/>
      <text:p text:style-name="Standard">If code was submitted for execution from the bottom cell in the Notebook, a blank cell is automatically added beneath this cell when the server has finished executing the code.</text:p>
      <text:p text:style-name="Standard"/>
      <text:p text:style-name="Standard">Now enter the source code that is shown in the second cell in Drawing 4 and execute it.</text:p>
      <text:p text:style-name="Standard"/>
      <text:h text:style-name="Heading_20_1" text:outline-level="1">Download And Installation</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9"><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22"><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text:soft-page-break/>instructions will tell you to visit http://developer.apple.com/jav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P23">java -version</text:p>
      <text:p text:style-name="Standard"/>
      <text:p text:style-name="Standard">Currently, the MathRider project has the following two options for people who need to install Sun's Java:</text:p>
      <text:p text:style-name="Standard"/>
      <text:p text:style-name="P24">1) Locate the Java information documentation for your Linux distribution and carefully follow the instructions provided for installing Sun's Java on your system. <text:s/></text:p>
      <text:p text:style-name="P20"/>
      <text:p text:style-name="P20">2) Download a version of MathRider that includes its on copy of the Java runtime.</text:p>
      <text:h text:style-name="Heading_20_2" text:outline-level="2">Downloading and installing MathRider</text:h>
      <text:p text:style-name="Text_20_body"/>
      <text:p text:style-name="Text_20_body"/>
      <text:h text:style-name="Heading_20_1" text:outline-level="1">MathRid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text:soft-page-break/>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text:soft-page-break/></text:p>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text:soft-page-break/></text:p>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soft-page-break/>|</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text:soft-page-break/></text:p>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text:soft-page-break/>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text:soft-page-break/>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oft-page-break/><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ext:soft-page-break/>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text:soft-page-break/>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text:soft-page-break/>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text:soft-page-break/></text:p>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ext:soft-page-break/>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oft-page-break/><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text:soft-page-break/></text:p>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text:soft-page-break/>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text:soft-page-break/>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ext:soft-page-break/>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text:soft-page-break/>[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text:soft-page-break/>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ext:soft-page-break/>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text:soft-page-break/>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text:soft-page-break/>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Function Name</text:p>
      <text:p text:style-name="Standard">Description</text:p>
      <text:p text:style-name="Standard">abs</text:p>
      <text:p text:style-name="Standard">Return the absolute value of the argument.</text:p>
      <text:p text:style-name="Standard">acos</text:p>
      <text:p text:style-name="Standard">The arccosine function.</text:p>
      <text:p text:style-name="Standard">add</text:p>
      <text:p text:style-name="Standard">Returns the sum of a sequence of numbers (NOT strings) plus the value of parameter 'start'. <text:s/>When the sequence is empty, returns start.</text:p>
      <text:p text:style-name="Standard">additive_order</text:p>
      <text:p text:style-name="Standard">Return the additive order of x.</text:p>
      <text:p text:style-name="Standard">asin </text:p>
      <text:p text:style-name="Standard">The arcsine function.</text:p>
      <text:p text:style-name="Standard">atan</text:p>
      <text:p text:style-name="Standard">The arctangent function.</text:p>
      <text:p text:style-name="Standard">binomial</text:p>
      <text:p text:style-name="Standard">Return the binomial coefficient.</text:p>
      <text:p text:style-name="Standard">ceil</text:p>
      <text:p text:style-name="Standard"><text:soft-page-break/>The ceiling function.</text:p>
      <text:p text:style-name="Standard">combinations</text:p>
      <text:p text:style-name="Standard">A combination of a multiset (a list of objects which may contain the same object several times) mset is an unordered selection without repetitions and is represented by a sorted sublist of mset. <text:s/>Returns the set of all combinations of the multiset mset with k elements.</text:p>
      <text:p text:style-name="Standard">complex</text:p>
      <text:p text:style-name="Standard">Create a complex number from a real part and an optional imaginary part. <text:s/>This is equivalent to (real + imag*1j) where imag defaults to 0.</text:p>
      <text:p text:style-name="Standard">cos</text:p>
      <text:p text:style-name="Standard">The cosine function.</text:p>
      <text:p text:style-name="Standard">cosh</text:p>
      <text:p text:style-name="Standard">The hyperbolic cosine function.</text:p>
      <text:p text:style-name="Standard">coth</text:p>
      <text:p text:style-name="Standard">The hyperbolic cotangent function.</text:p>
      <text:p text:style-name="Standard">csch</text:p>
      <text:p text:style-name="Standard">The hyperbolic cosecant function.</text:p>
      <text:p text:style-name="Standard">denominator</text:p>
      <text:p text:style-name="Standard">Return the denominator of x.</text:p>
      <text:p text:style-name="Standard">derivative</text:p>
      <text:p text:style-name="Standard">The derivative of f.</text:p>
      <text:p text:style-name="Standard">det</text:p>
      <text:p text:style-name="Standard">Return the determinant of x.</text:p>
      <text:p text:style-name="Standard">diff</text:p>
      <text:p text:style-name="Standard">The derivative of f.</text:p>
      <text:p text:style-name="Standard">dir</text:p>
      <text:p text:style-name="Standard">Return an alphabetized list of names comprising (some of) the attributes of the given object, and of attributes reachable from it.</text:p>
      <text:p text:style-name="Standard">divisors</text:p>
      <text:p text:style-name="Standard">Returns a list of all positive integer divisors.</text:p>
      <text:p text:style-name="Standard">dumps</text:p>
      <text:p text:style-name="Standard">Dump obj to a string s. <text:s/>To recover obj, use loads(s).</text:p>
      <text:p text:style-name="Standard">e</text:p>
      <text:p text:style-name="Standard">The base of the natural logarithm.</text:p>
      <text:p text:style-name="Standard">eratosthenes</text:p>
      <text:p text:style-name="Standard">Return a list of the primes &lt;= n.</text:p>
      <text:p text:style-name="Standard">exists</text:p>
      <text:p text:style-name="Standard">If S contains an element x such that P(x) is True, this function returns True and the element x. <text:s/>Otherwise it returns False and None.</text:p>
      <text:p text:style-name="Standard">exp</text:p>
      <text:p text:style-name="Standard">The exponential function, exp(x) = e^x.</text:p>
      <text:p text:style-name="Standard">expand</text:p>
      <text:p text:style-name="Standard">Returns the expanded form of a polynomial.</text:p>
      <text:p text:style-name="Standard">factor</text:p>
      <text:p text:style-name="Standard">Returns the factorization of the integer n as a sorted list of tuples (p,e).</text:p>
      <text:p text:style-name="Standard">factorial</text:p>
      <text:p text:style-name="Standard">Compute the factorial of n, which is the product of 1 * 2 * 3 ... (n-1) n.</text:p>
      <text:p text:style-name="Standard">fibonacci</text:p>
      <text:p text:style-name="Standard"><text:soft-page-break/>Returns then n-th Fibonacci number.</text:p>
      <text:p text:style-name="Standard">fibonacci_sequence</text:p>
      <text:p text:style-name="Standard">Returns an iterator over the Fibonacci sequence, for all fibonacci numbers f_n from n = start up to (but not including) n = stop.</text:p>
      <text:p text:style-name="Standard">fibonacci_xrange</text:p>
      <text:p text:style-name="Standard">Returns an iterator over all of the Fibonacci numbers in the given range, including f_n = start up to, but not including, f_n = stop.</text:p>
      <text:p text:style-name="Standard">find_root</text:p>
      <text:p text:style-name="Standard">Numerically find a root of f on the closed interval [a,b (or [b,a]) if possible, where f is a function in the one variable.</text:p>
      <text:p text:style-name="Standard">floor</text:p>
      <text:p text:style-name="Standard">The floor function.</text:p>
      <text:p text:style-name="Standard">forall</text:p>
      <text:p text:style-name="Standard">If P(x) is true every x in S, return True and None. <text:s/>If there is some element x in S such that P is not True, return False and x.</text:p>
      <text:p text:style-name="Standard">forget</text:p>
      <text:p text:style-name="Standard">Forget the given assumption, or call with no arguments to forget all assumptions. <text:s/>Here an assumption is some sort of symbolic constraint.</text:p>
      <text:p text:style-name="Standard">function</text:p>
      <text:p text:style-name="Standard">Create a formal symbolic function with the name *s*.</text:p>
      <text:p text:style-name="Standard">gaussian_binomial</text:p>
      <text:p text:style-name="Standard">Return the gaussian binomial.</text:p>
      <text:p text:style-name="Standard">gcd</text:p>
      <text:p text:style-name="Standard">The greatest common divisor of a and b.</text:p>
      <text:p text:style-name="Standard">generic_power</text:p>
      <text:p text:style-name="Standard">The m-th power of a, where m is a non-negative.</text:p>
      <text:p text:style-name="Standard">get_memory_usage</text:p>
      <text:p text:style-name="Standard">Return memory usage.</text:p>
      <text:p text:style-name="Standard">hex</text:p>
      <text:p text:style-name="Standard">Return the hexadecimal representation of an integer or long integer.</text:p>
      <text:p text:style-name="Standard">imag</text:p>
      <text:p text:style-name="Standard">Return the imaginary part of x.</text:p>
      <text:p text:style-name="Standard">imaginary</text:p>
      <text:p text:style-name="Standard">Return the imaginary part of a complex number.</text:p>
      <text:p text:style-name="Standard">integer_ceil</text:p>
      <text:p text:style-name="Standard">Return the ceiling of x.</text:p>
      <text:p text:style-name="Standard">integer_floor</text:p>
      <text:p text:style-name="Standard">Return the largest integer &lt;= x.</text:p>
      <text:p text:style-name="Standard">integral <text:s text:c="4"/></text:p>
      <text:p text:style-name="Standard">Return an indefinite integral of an object x.</text:p>
      <text:p text:style-name="Standard">integrate <text:s text:c="4"/></text:p>
      <text:p text:style-name="Standard">The integral of f.</text:p>
      <text:p text:style-name="Standard">interval <text:s text:c="4"/></text:p>
      <text:p text:style-name="Standard">Integers between a and b inclusive (a and b integers).</text:p>
      <text:p text:style-name="Standard">is_AlgebraElement</text:p>
      <text:p text:style-name="Standard">Return True if x is of type AlgebraElement.</text:p>
      <text:p text:style-name="Standard">is_commutative</text:p>
      <text:p text:style-name="Standard"><text:soft-page-break/></text:p>
      <text:p text:style-name="Standard">is_ComplexNumber</text:p>
      <text:p text:style-name="Standard"/>
      <text:p text:style-name="Standard">is_even</text:p>
      <text:p text:style-name="Standard">Return whether or not an integer x is even, e.g., divisible by 2.</text:p>
      <text:p text:style-name="Standard">is_Functor </text:p>
      <text:p text:style-name="Standard"/>
      <text:p text:style-name="Standard">is_Infinite </text:p>
      <text:p text:style-name="Standard"/>
      <text:p text:style-name="Standard">is_Integer </text:p>
      <text:p text:style-name="Standard"/>
      <text:p text:style-name="Standard">is_odd </text:p>
      <text:p text:style-name="Standard">Return whether or not x is odd. <text:s/>This is by definition the complement of is_even.</text:p>
      <text:p text:style-name="Standard">is_power_of_two</text:p>
      <text:p text:style-name="Standard">This function returns True if and only if n is a power of 2</text:p>
      <text:p text:style-name="Standard">is_prime</text:p>
      <text:p text:style-name="Standard">Returns True if x is prime, and False otherwise.</text:p>
      <text:p text:style-name="Standard">is_prime_power <text:s text:c="4"/></text:p>
      <text:p text:style-name="Standard">Returns True if x is a prime power, and False otherwise.</text:p>
      <text:p text:style-name="Standard">is_pseudoprime</text:p>
      <text:p text:style-name="Standard">Returns True if x is a pseudo-prime, and False otherwise.</text:p>
      <text:p text:style-name="Standard">is_RealNumber</text:p>
      <text:p text:style-name="Standard">Return True if x is of type RealNumber, meaning that it is an element of the MPFR real field with some precision.</text:p>
      <text:p text:style-name="Standard">is_Set</text:p>
      <text:p text:style-name="Standard">Returns true if x is a MathRider Set.</text:p>
      <text:p text:style-name="Standard">is_square</text:p>
      <text:p text:style-name="Standard">Returns whether or not n is square, and if n is a square also returns the square root. <text:s/>If n is not square, also returns None.</text:p>
      <text:p text:style-name="Standard">is_SymbolicExpression</text:p>
      <text:p text:style-name="Standard"/>
      <text:p text:style-name="Standard">isqrt</text:p>
      <text:p text:style-name="Standard">Return an integer square root, i.e., the floor of a square root.</text:p>
      <text:p text:style-name="Standard">laplace</text:p>
      <text:p text:style-name="Standard">Attempts to compute and return the Laplace transform of self.</text:p>
      <text:p text:style-name="Standard">latex</text:p>
      <text:p text:style-name="Standard">Use latex(...) to typeset a MathRider object.</text:p>
      <text:p text:style-name="Standard">lcm</text:p>
      <text:p text:style-name="Standard">The least common multiple of a and b, or if a is a list and b is omitted the least common multiple of all elements of v.</text:p>
      <text:p text:style-name="Standard">len</text:p>
      <text:p text:style-name="Standard">Returns the number of items of a sequence or mapping.</text:p>
      <text:p text:style-name="Standard">lim</text:p>
      <text:p text:style-name="Standard">Return the limit as the variable v approaches a from the given direction.</text:p>
      <text:p text:style-name="Standard">limit</text:p>
      <text:p text:style-name="Standard">Return the limit as the variable v approaches a from the given direction.</text:p>
      <text:p text:style-name="Standard">list</text:p>
      <text:p text:style-name="Standard"><text:soft-page-break/>list() -&gt; new list, list(sequence) -&gt; new list initialized from sequence's items</text:p>
      <text:p text:style-name="Standard">list_plot</text:p>
      <text:p text:style-name="Standard">list_plot takes a single list of data, in which case it forms a list of tuples (i,di) where i goes from 0 to len(data)-1 and di is the ith data value, and puts points at those tuple values. <text:s/>list_plot also takes a list of tuples (dxi, dyi) where dxi is the ith data representing the x-value, and dyi is the ith y-value if plotjoined=True, then a line spanning all the data is drawn instead.</text:p>
      <text:p text:style-name="Standard">load</text:p>
      <text:p text:style-name="Standard">Load MathRider object from the file with name filename, which will have an .sobj extension added if it doesn't have one. <text:s/>NOTE: There is also a special MathRider command (that is not available in Python) called load that you use by typing sage: load filename.sage</text:p>
      <text:p text:style-name="Standard">loads</text:p>
      <text:p text:style-name="Standard">Recover an object x that has been dumped to a string s using s = dumps(x).</text:p>
      <text:p text:style-name="Standard">log</text:p>
      <text:p text:style-name="Standard">The natural logarithm of the real number 2.</text:p>
      <text:p text:style-name="Standard">matrix</text:p>
      <text:p text:style-name="Standard">Create a matrix.</text:p>
      <text:p text:style-name="Standard">max</text:p>
      <text:p text:style-name="Standard">With a single iterable argument, return its largest item. <text:s/>With two or more arguments, return the largest argument.</text:p>
      <text:p text:style-name="Standard">min</text:p>
      <text:p text:style-name="Standard">With a single iterable argument, return its smallest item. <text:s/>With two or more arguments, return the smallest argument.</text:p>
      <text:p text:style-name="Standard">minimal_polynomial</text:p>
      <text:p text:style-name="Standard">Return the minimal polynomial of x.</text:p>
      <text:p text:style-name="Standard">mod</text:p>
      <text:p text:style-name="Standard"/>
      <text:p text:style-name="Standard">mrange</text:p>
      <text:p text:style-name="Standard">Return the multirange list with given sizes and type.</text:p>
      <text:p text:style-name="Standard">mul</text:p>
      <text:p text:style-name="Standard">Return the product of the elements in the list x.</text:p>
      <text:p text:style-name="Standard">next_prime</text:p>
      <text:p text:style-name="Standard">The next prime greater than the integer n.</text:p>
      <text:p text:style-name="Standard">next_prime_power</text:p>
      <text:p text:style-name="Standard">The next prime power greater than the integer n. <text:s/>If n is a prime</text:p>
      <text:p text:style-name="Standard">norm</text:p>
      <text:p text:style-name="Standard">Return the norm of x.</text:p>
      <text:p text:style-name="Standard">normalvariate</text:p>
      <text:p text:style-name="Standard">Normal distribution.</text:p>
      <text:p text:style-name="Standard">nth_prime</text:p>
      <text:p text:style-name="Standard"/>
      <text:p text:style-name="Standard">number_of_arrangements</text:p>
      <text:p text:style-name="Standard">Returns the size of arrangements(mset,k).</text:p>
      <text:p text:style-name="Standard">number_of_combinations</text:p>
      <text:p text:style-name="Standard">Returns the size of combinations(mset,k).</text:p>
      <text:p text:style-name="Standard">number_of_derangements</text:p>
      <text:p text:style-name="Standard">Returns the size of derangements(mset).</text:p>
      <text:p text:style-name="Standard">number_of_divisors</text:p>
      <text:p text:style-name="Standard"><text:soft-page-break/>Return the number of divisors of the integer n.</text:p>
      <text:p text:style-name="Standard">number_of_permutations</text:p>
      <text:p text:style-name="Standard">Returns the size of permutations(mset).</text:p>
      <text:p text:style-name="Standard">numerator</text:p>
      <text:p text:style-name="Standard">Return the numerator of x.</text:p>
      <text:p text:style-name="Standard">numerical_integral</text:p>
      <text:p text:style-name="Standard">Returns the numerical integral of the function on the interval from xmin to xmax and an error bound.</text:p>
      <text:p text:style-name="Standard">numerical_sqrt</text:p>
      <text:p text:style-name="Standard">Return a square root of x.</text:p>
      <text:p text:style-name="Standard">oct</text:p>
      <text:p text:style-name="Standard">Return the octal representation of an integer or long integer.</text:p>
      <text:p text:style-name="Standard">order</text:p>
      <text:p text:style-name="Standard">Return the order of x. <text:s/>If x is a ring or module element, this is the additive order of x.</text:p>
      <text:p text:style-name="Standard">parametric_plot</text:p>
      <text:p text:style-name="Standard">parametric_plot takes two functions as a list or a tuple and make a plot with the first function giving the x coordinates and the second function giving the y coordinates.</text:p>
      <text:p text:style-name="Standard">parent</text:p>
      <text:p text:style-name="Standard">Return x.parent() if defined, or type(x) if not.</text:p>
      <text:p text:style-name="Standard">permutations</text:p>
      <text:p text:style-name="Standard">A permutation is represented by a list that contains exactly the same elements as mset, but possibly in different order.</text:p>
      <text:p text:style-name="Standard">pg</text:p>
      <text:p text:style-name="Standard">Permutation groups. <text:s/>In MathRider a permutation is represented as either a string that defines a permutation using disjoint cycle notation, or a list of tuples, which represent disjoint cycles.</text:p>
      <text:p text:style-name="Standard">pi</text:p>
      <text:p text:style-name="Standard">The ratio of a circle's circumference to its diameter.</text:p>
      <text:p text:style-name="Standard">plot</text:p>
      <text:p text:style-name="Standard"/>
      <text:p text:style-name="Standard">pow</text:p>
      <text:p text:style-name="Standard">With two arguments, equivalent to x^y. <text:s/>With three arguments, equivalent to (x^y) % z, but may be more efficient (e.g. for longs)</text:p>
      <text:p text:style-name="Standard">power_mod</text:p>
      <text:p text:style-name="Standard">The m-th power of a modulo the integer n.</text:p>
      <text:p text:style-name="Standard">prange</text:p>
      <text:p text:style-name="Standard">List of all primes between start and stop-1, inclusive.</text:p>
      <text:p text:style-name="Standard">previous_prime</text:p>
      <text:p text:style-name="Standard">The largest prime &lt; n.</text:p>
      <text:p text:style-name="Standard">previous_prime_power</text:p>
      <text:p text:style-name="Standard">The largest prime power &lt; n.</text:p>
      <text:p text:style-name="Standard">prime_divisors</text:p>
      <text:p text:style-name="Standard">The prime divisors of the integer n, sorted in increasing order.</text:p>
      <text:p text:style-name="Standard">prime_factors</text:p>
      <text:p text:style-name="Standard">The prime divisors of the integer n, sorted in increasing order.</text:p>
      <text:p text:style-name="Standard">prime_powers</text:p>
      <text:p text:style-name="Standard">List of all positive primes powers between start and stop-1, inclusive.</text:p>
      <text:p text:style-name="Standard">primes</text:p>
      <text:p text:style-name="Standard">Returns an iterator over all primes between start and stop-1, inclusive.</text:p>
      <text:p text:style-name="Standard"><text:soft-page-break/>primes_first_n</text:p>
      <text:p text:style-name="Standard">Return the first n primes.</text:p>
      <text:p text:style-name="Standard">prod</text:p>
      <text:p text:style-name="Standard">Return the product of the elements in the list x.</text:p>
      <text:p text:style-name="Standard">quo</text:p>
      <text:p text:style-name="Standard">Return the quotient object x/y, e.g., a quotient of numbers or of a polynomial ring x by the ideal generated by y, etc.</text:p>
      <text:p text:style-name="Standard">quotient</text:p>
      <text:p text:style-name="Standard">Return the quotient object x/y, e.g., a quotient of numbers or of a polynomial ring x by the ideal generated by y, etc.</text:p>
      <text:p text:style-name="Standard">random</text:p>
      <text:p text:style-name="Standard">Returns a random number in the interval [0, 1].</text:p>
      <text:p text:style-name="Standard">random_prime</text:p>
      <text:p text:style-name="Standard">Returns a random prime p between 2 and n (i.e. 2 &lt;= p &lt;= n).</text:p>
      <text:p text:style-name="Standard">randrange</text:p>
      <text:p text:style-name="Standard">Choose a random item from range(start, stop[, step]).</text:p>
      <text:p text:style-name="Standard">range</text:p>
      <text:p text:style-name="Standard">Returns a list containing an arithmetic progression of integers.</text:p>
      <text:p text:style-name="Standard">rational_reconstruction</text:p>
      <text:p text:style-name="Standard">This function tries to compute x/y, where x/y is rational number.</text:p>
      <text:p text:style-name="Standard">real</text:p>
      <text:p text:style-name="Standard">Return the real part of x.</text:p>
      <text:p text:style-name="Standard">reduce</text:p>
      <text:p text:style-name="Standard">Apply a function of two arguments cumulatively to the items of a sequence, from left to right, so as to reduce the sequence to a single value.</text:p>
      <text:p text:style-name="Standard">repr</text:p>
      <text:p text:style-name="Standard">Return the canonical string representation of the object.</text:p>
      <text:p text:style-name="Standard">reset</text:p>
      <text:p text:style-name="Standard">Delete all user defined variables, reset all globals variables back to their default state, and reset all interfaces to other computer algebra systems. <text:s/>If vars is specified, just restore the value of vars and leave all other variables alone (i.e., call restore).</text:p>
      <text:p text:style-name="Standard">restore</text:p>
      <text:p text:style-name="Standard">Restore predefined global variables to their default values.</text:p>
      <text:p text:style-name="Standard">round</text:p>
      <text:p text:style-name="Standard">Round a number to a given precision in decimal digits (default 0 digits). <text:s/>This always returns a real double field element.</text:p>
      <text:p text:style-name="Standard">sample</text:p>
      <text:p text:style-name="Standard">Chooses k unique random elements from a population sequence.</text:p>
      <text:p text:style-name="Standard">save</text:p>
      <text:p text:style-name="Standard">Save obj to the file with name filename, which will have an .sobj extension added if it doesn't have one. <text:s/>This will *replace* the contents of filename.</text:p>
      <text:p text:style-name="Standard">save_session</text:p>
      <text:p text:style-name="Standard">Save all variables that can be saved wto the given filename.</text:p>
      <text:p text:style-name="Standard">search</text:p>
      <text:p text:style-name="Standard">Return (True,i) where i is such that v[i] == x if there is such an i, or (False,j) otherwise, where j is the position that a should be inserted so that v remains sorted.</text:p>
      <text:p text:style-name="Standard">search_doc</text:p>
      <text:p text:style-name="Standard"><text:soft-page-break/>Full text search of the MathRider HTML documentation for lines containing s.</text:p>
      <text:p text:style-name="Standard">search_src</text:p>
      <text:p text:style-name="Standard">Search sage source code for lines containing s.</text:p>
      <text:p text:style-name="Standard">sec</text:p>
      <text:p text:style-name="Standard">The secant function.</text:p>
      <text:p text:style-name="Standard">sech</text:p>
      <text:p text:style-name="Standard">The hyperbolic secant function.</text:p>
      <text:p text:style-name="Standard">seed</text:p>
      <text:p text:style-name="Standard"/>
      <text:p text:style-name="Standard">seq</text:p>
      <text:p text:style-name="Standard">A mutable list of elements with a common guaranteed universe, which can be set immutable.</text:p>
      <text:p text:style-name="Standard">set</text:p>
      <text:p text:style-name="Standard">Build an unordered collection of unique elements.</text:p>
      <text:p text:style-name="Standard">show</text:p>
      <text:p text:style-name="Standard">Show a graphics object x.</text:p>
      <text:p text:style-name="Standard">show_default</text:p>
      <text:p text:style-name="Standard">Set the default for showing plots using the following commands: plot, parametric_plot, polar_plot, and list_plot.</text:p>
      <text:p text:style-name="Standard">shuffle</text:p>
      <text:p text:style-name="Standard"/>
      <text:p text:style-name="Standard">sigma</text:p>
      <text:p text:style-name="Standard">Return the sum of the k-th powers of the divisors of n.</text:p>
      <text:p text:style-name="Standard">simplify</text:p>
      <text:p text:style-name="Standard">Simplify the expression f.</text:p>
      <text:p text:style-name="Standard">sin</text:p>
      <text:p text:style-name="Standard">The sine function.</text:p>
      <text:p text:style-name="Standard">sinh</text:p>
      <text:p text:style-name="Standard">The hyperbolic sine function.</text:p>
      <text:p text:style-name="Standard">sleep</text:p>
      <text:p text:style-name="Standard"/>
      <text:p text:style-name="Standard">slice</text:p>
      <text:p text:style-name="Standard">Create a slice object. <text:s/>This is used for extended slicing (e.g. a[0:10:2]).</text:p>
      <text:p text:style-name="Standard">slide</text:p>
      <text:p text:style-name="Standard">Use latex(...) to typeset a MathRider object. <text:s/>Use %slide instead to typeset slides.</text:p>
      <text:p text:style-name="Standard">solve</text:p>
      <text:p text:style-name="Standard">Algebraically solve an equation or system of equations for given variables.</text:p>
      <text:p text:style-name="Standard">sorted</text:p>
      <text:p text:style-name="Standard"/>
      <text:p text:style-name="Standard">sqrt</text:p>
      <text:p text:style-name="Standard">The square root function. This is a symbolic square root.</text:p>
      <text:p text:style-name="Standard">square_free_part</text:p>
      <text:p text:style-name="Standard">Return the square free part of x, i.e., a divisor z such that x = z y^2, for a perfect square y^2.</text:p>
      <text:p text:style-name="Standard">srange</text:p>
      <text:p text:style-name="Standard">Return list of numbers \code{a, a+step, ..., a+k*step}, where a+k*step &lt; b and a+(k+1)*step &gt; b. <text:s/>The type of the entries in the list are the type of the starting value.</text:p>
      <text:p text:style-name="Standard">str</text:p>
      <text:p text:style-name="Standard">Return a nice string representation of the object.</text:p>
      <text:p text:style-name="Standard"><text:soft-page-break/>subfactorial</text:p>
      <text:p text:style-name="Standard">Subfactorial or rencontres numbers, or derangements: number of permutations of $n$ elements with no fixed points.</text:p>
      <text:p text:style-name="Standard">sum</text:p>
      <text:p text:style-name="Standard">Returns the sum of a sequence of numbers (NOT strings) plus the value of parameter 'start'</text:p>
      <text:p text:style-name="Standard">super</text:p>
      <text:p text:style-name="Standard">Typically used to call a cooperative superclass method.</text:p>
      <text:p text:style-name="Standard">symbolic_expression </text:p>
      <text:p text:style-name="Standard"/>
      <text:p text:style-name="Standard">sys</text:p>
      <text:p text:style-name="Standard">This module provides access to some objects used or maintained by the interpreter and to functions that interact strongly with the interpreter.</text:p>
      <text:p text:style-name="Standard">tan</text:p>
      <text:p text:style-name="Standard">The tangent function.</text:p>
      <text:p text:style-name="Standard">tanh</text:p>
      <text:p text:style-name="Standard">The hyperbolic tangent function.</text:p>
      <text:p text:style-name="Standard">taylor</text:p>
      <text:p text:style-name="Standard">Expands self in a truncated Taylor or Laurent series in the variable v around the point a, containing terms through (x - a)^n.</text:p>
      <text:p text:style-name="Standard">transpose</text:p>
      <text:p text:style-name="Standard"/>
      <text:p text:style-name="Standard">trial_division</text:p>
      <text:p text:style-name="Standard">Return the smallest prime divisor &lt;= bound of the positive integer n, or n if there is no such prime.</text:p>
      <text:p text:style-name="Standard">two_squares</text:p>
      <text:p text:style-name="Standard">Write the integer n as a sum of two integer squares if possible; otherwise raise a ValueError.</text:p>
      <text:p text:style-name="Standard">type</text:p>
      <text:p text:style-name="Standard">Returns an object's type.</text:p>
      <text:p text:style-name="Standard">union</text:p>
      <text:p text:style-name="Standard">Return the union of x and y, as a list.</text:p>
      <text:p text:style-name="Standard">uniq</text:p>
      <text:p text:style-name="Standard">Return the sublist of all elements in the list x that is sorted and is such that the entries in the sublist are unique.</text:p>
      <text:p text:style-name="Standard">valuation</text:p>
      <text:p text:style-name="Standard">The exact power of p&gt;0 that divides the integer m.</text:p>
      <text:p text:style-name="Standard">var</text:p>
      <text:p text:style-name="Standard">Create a symbolic variable with the name *s*.</text:p>
      <text:p text:style-name="Standard">vars</text:p>
      <text:p text:style-name="Standard">Without arguments, equivalent to locals(). <text:s/>With an argument, equivalent to object.__dict__.</text:p>
      <text:p text:style-name="Standard">vector</text:p>
      <text:p text:style-name="Standard">Return a vector over R with given entries.</text:p>
      <text:p text:style-name="Standard">version</text:p>
      <text:p text:style-name="Standard">Return the version of MathRider. <text:s text:c="85"/></text:p>
      <text:p text:style-name="Standard">view</text:p>
      <text:p text:style-name="Standard">Compute a latex representation of each object in objects. <text:s/>NOTE: In notebook mode this function simply embeds a png image in the output </text:p>
      <text:p text:style-name="Standard">walltime</text:p>
      <text:p text:style-name="Standard">Return the wall time.</text:p>
      <text:p text:style-name="Standard"><text:soft-page-break/>xgcd</text:p>
      <text:p text:style-name="Standard">Returns triple of integers (g,s,t) such that g = s*a+t*b = gcd(a,b).</text:p>
      <text:p text:style-name="Standard">xinterval</text:p>
      <text:p text:style-name="Standard">Iterator over the integers between a and b, inclusive.</text:p>
      <text:p text:style-name="Standard">xrange</text:p>
      <text:p text:style-name="Standard">Like range(), but instead of returning a list, returns an object that generates the numbers in the range on demand.</text:p>
      <text:p text:style-name="Standard">zip</text:p>
      <text:p text:style-name="Standard">Return a list of tuples, where each tuple contains the i-th element from each of the argument sequences.</text:p>
      <text:p text:style-name="Standard">Table 3: Subset of MathRider functions</text:p>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text:soft-page-break/>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text:soft-page-break/>#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soft-page-break/>|</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text:soft-page-break/>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p text:style-name="Standard"/>
      <text:p text:style-name="Standard"/>
      <text:p text:style-name="Standard"/>
      <text:h text:style-name="Heading_20_1" text:outline-level="1"><text:s/>4 Object Oriented Programming</text:h>
      <text:p text:style-name="Standard"/>
      <text:h text:style-name="Heading_20_2" text:outline-level="2"><text:s/>4.7 Obtaining Information On MathRider Objects</text:h>
      <text:p text:style-name="Standard">Type the following code into a cell and execute it:</text:p>
      <text:p text:style-name="Standard"/>
      <text:p text:style-name="Standard">x = 5</text:p>
      <text:p text:style-name="Standard">print type(x)</text:p>
      <text:p text:style-name="Standard">|</text:p>
      <text:p text:style-name="Standard">&lt;type 'sage.rings.integer.Integer'&gt;</text:p>
      <text:p text:style-name="Standard"/>
      <text:p text:style-name="Standard">We have already used the type() function to determine the type of an integer, but now we can explain what a type is in more detail. <text:s/>Enter sage.rings.integer.Integer followed by a question mark '?' into a new cell and then press the &lt;tab&gt; key:</text:p>
      <text:p text:style-name="Standard"/>
      <text:p text:style-name="Standard">sage.rings.integer.Integer?&lt;tab&gt;</text:p>
      <text:p text:style-name="Standard">|</text:p>
      <text:p text:style-name="Standard"><text:soft-page-break/>File:/opt/sage-2.7.1-debian-32bit-i686-Linux/local/lib/python2.5/site-packages/sage/rings/integer.so </text:p>
      <text:p text:style-name="Standard">Type: <text:s text:c="2"/>&lt;type 'sage.rings.integer.Integer'&gt; </text:p>
      <text:p text:style-name="Standard">Definition: sage.rings.integer.Integer([noargspec]) </text:p>
      <text:p text:style-name="Standard"/>
      <text:p text:style-name="Standard">Docstring: </text:p>
      <text:p text:style-name="Standard"/>
      <text:p text:style-name="Standard"><text:s text:c="8"/>The class{Integer} class represents arbitrary precision </text:p>
      <text:p text:style-name="Standard"><text:s text:c="8"/>integers. <text:s/>It derives from the class{Element} class, so </text:p>
      <text:p text:style-name="Standard"><text:s text:c="8"/>integers can be used as ring elements anywhere in MathRider. </text:p>
      <text:p text:style-name="Standard"/>
      <text:p text:style-name="Standard"><text:s text:c="8"/>begin{notice} </text:p>
      <text:p text:style-name="Standard"><text:s text:c="8"/>The class class{Integer} is implemented in Pyrex, </text:p>
      <text:p text:style-name="Standard"><text:s text:c="8"/>as a wrapper of the GMP mpz_t integer type. </text:p>
      <text:p text:style-name="Standard"><text:s text:c="8"/>end{notice} </text:p>
      <text:p text:style-name="Standard"/>
      <text:p text:style-name="Standard">This information indicates that sage.rings.integer.Integer is really a class that is able to create Integer objects. <text:s text:c="2"/>Also, if you place two questions marks '??' after a class name and press the &lt;tab&gt; key, the class's source code will be displayed.</text:p>
      <text:p text:style-name="Standard"/>
      <text:p text:style-name="Standard">Now, in a separate cell type x. and then press the &lt;tab&gt; key:</text:p>
      <text:p text:style-name="Standard"/>
      <text:p text:style-name="Standard">x.&lt;tab&gt;</text:p>
      <text:p text:style-name="Standard">|</text:p>
      <text:p text:style-name="Standard">x.additive_order <text:s text:c="8"/>x.gcd <text:s text:c="18"/>x.numerator</text:p>
      <text:p text:style-name="Standard">x.base_base_extend <text:s text:c="6"/>x.inverse_mod <text:s text:c="10"/>x.ord</text:p>
      <text:p text:style-name="Standard">x.inverse_of_unit <text:s text:c="7"/>x.order <text:s text:c="16"/>x.parent</text:p>
      <text:p text:style-name="Standard">x.base_extend <text:s text:c="11"/>x.is_nilpotent <text:s text:c="9"/>x.plot</text:p>
      <text:p text:style-name="Standard">x.base_extend_canonical <text:s/>x.is_one <text:s text:c="15"/>x.powermodm_ui</text:p>
      <text:p text:style-name="Standard">x.is_perfect_power <text:s text:c="6"/>x.powermod <text:s text:c="13"/>x.quo_rem</text:p>
      <text:p text:style-name="Standard">x.base_extend_recursive <text:s/>x.is_power <text:s text:c="13"/>x.rename</text:p>
      <text:p text:style-name="Standard">x.base_ring <text:s text:c="13"/>x.is_power_of <text:s text:c="10"/>x.reset_name</text:p>
      <text:p text:style-name="Standard">x.binary <text:s text:c="16"/>x.is_prime <text:s text:c="13"/>x.save</text:p>
      <text:p text:style-name="Standard">x.category <text:s text:c="14"/>x.is_prime_power <text:s text:c="7"/>x.set_si</text:p>
      <text:p text:style-name="Standard">x.ceil <text:s text:c="18"/>x.is_pseudoprime <text:s text:c="7"/>x.set_str</text:p>
      <text:p text:style-name="Standard">x.coprime_integers <text:s text:c="6"/>x.is_square <text:s text:c="12"/>x.sqrt</text:p>
      <text:p text:style-name="Standard">x.crt <text:s text:c="19"/>x.is_squarefree <text:s text:c="8"/>x.sqrt_approx</text:p>
      <text:p text:style-name="Standard">x.db <text:s text:c="20"/>x.is_unit <text:s text:c="14"/>x.square_free_part</text:p>
      <text:p text:style-name="Standard">x.degree <text:s text:c="16"/>x.is_zero <text:s text:c="14"/>x.str</text:p>
      <text:p text:style-name="Standard">x.denominator <text:s text:c="11"/>x.isqrt <text:s text:c="16"/>x.substitute</text:p>
      <text:p text:style-name="Standard">x.digits <text:s text:c="16"/>x.jacobi <text:s text:c="15"/>x.test_bit</text:p>
      <text:p text:style-name="Standard">x.div <text:s text:c="19"/>x.kronecker <text:s text:c="12"/>x.val_unit</text:p>
      <text:p text:style-name="Standard">x.lcm <text:s text:c="19"/>x.subs <text:s text:c="17"/>x.valuation</text:p>
      <text:p text:style-name="Standard">x.divides <text:s text:c="15"/>x.leading_coefficient <text:s text:c="2"/>x.version</text:p>
      <text:p text:style-name="Standard">x.dump <text:s text:c="18"/>x.list <text:s text:c="17"/>x.xgcd</text:p>
      <text:p text:style-name="Standard">x.dumps <text:s text:c="17"/>x.mod <text:s text:c="18"/>x.parent</text:p>
      <text:p text:style-name="Standard">x.exact_log <text:s text:c="13"/>x.multiplicative_order <text:s/>x.plot</text:p>
      <text:p text:style-name="Standard">x.factor <text:s text:c="16"/>x.next_prime <text:s text:c="11"/>x.rename</text:p>
      <text:p text:style-name="Standard"><text:soft-page-break/>x.factorial <text:s text:c="13"/>x.next_probable_prime <text:s text:c="2"/>x.reset_name</text:p>
      <text:p text:style-name="Standard">x.floor <text:s text:c="17"/>x.nth_root <text:s text:c="13"/>x.powermodm_ui</text:p>
      <text:p text:style-name="Standard"/>
      <text:p text:style-name="Standard">A gray window will be displayed which contains all of the methods that the object contains. <text:s/>If any of these methods is selected with the mouse, its name will be placed into the cell after the dot operator as a convenience. <text:s/>For now, select the is_prime method. <text:s/>When its name is placed into the cell, type a question mark '?' after it and press the &lt;tab&gt; key in order to obtain information on this method:</text:p>
      <text:p text:style-name="Standard"/>
      <text:p text:style-name="Standard">x.is_prime?</text:p>
      <text:p text:style-name="Standard">|</text:p>
      <text:p text:style-name="Standard">File: <text:s text:c="6"/>/opt/sage-2.7.1-debian-32bit-i686-Linux/local/lib/python/site-packages/sage/rings/integer/pyx</text:p>
      <text:p text:style-name="Standard">Type: <text:s text:c="6"/>&lt;type 'builtin_function_or_method '&gt;</text:p>
      <text:p text:style-name="Standard">Definition: x.is_prime()</text:p>
      <text:p text:style-name="Standard"/>
      <text:p text:style-name="Standard">Docstring: </text:p>
      <text:p text:style-name="Standard"/>
      <text:p text:style-name="Standard"><text:s text:c="12"/>Retuns True if self is prime </text:p>
      <text:p text:style-name="Standard"/>
      <text:p text:style-name="Standard"><text:s text:c="12"/>EXAMPLES: </text:p>
      <text:p text:style-name="Standard"><text:s text:c="16"/>sage: z = 2^31 - 1 </text:p>
      <text:p text:style-name="Standard"><text:s text:c="16"/>sage: z.is_prime() </text:p>
      <text:p text:style-name="Standard"><text:s text:c="16"/>True </text:p>
      <text:p text:style-name="Standard"><text:s text:c="16"/>sage: z = 2^31 </text:p>
      <text:p text:style-name="Standard"><text:s text:c="16"/>sage: z.is_prime() </text:p>
      <text:p text:style-name="Standard"><text:s text:c="16"/>False </text:p>
      <text:p text:style-name="Standard"/>
      <text:p text:style-name="Standard">The Definition section indicates that the is_prime() method is called without passing any arguments to it and the Docstring section indicates that the method will return True if the object is prime. <text:s/>The following code shows the variable x (which still contains 5) being used to call the is_prime() method:</text:p>
      <text:p text:style-name="Standard"/>
      <text:p text:style-name="Standard">x.is_prime()</text:p>
      <text:p text:style-name="Standard">|</text:p>
      <text:p text:style-name="Standard">True</text:p>
      <text:p text:style-name="Standard"><text:s/>4.8 The List Object's Methods</text:p>
      <text:p text:style-name="Standard">Lists are objects and therefore they contain methods that provide useful capabilities:</text:p>
      <text:p text:style-name="Standard"/>
      <text:p text:style-name="Standard">a = []</text:p>
      <text:p text:style-name="Standard">a.&lt;tab&gt;</text:p>
      <text:p text:style-name="Standard">|</text:p>
      <text:p text:style-name="Standard">a.append <text:s text:c="2"/>a.extend <text:s text:c="2"/>a.insert <text:s text:c="2"/>a.remove <text:s text:c="2"/>a.sort </text:p>
      <text:p text:style-name="Standard">a.count <text:s text:c="3"/>a.index <text:s text:c="3"/>a.pop <text:s text:c="5"/>a.reverse </text:p>
      <text:p text:style-name="Standard"/>
      <text:p text:style-name="Standard">The following programs demonstrate some of a list object's methods:</text:p>
      <text:p text:style-name="Standard"/>
      <text:p text:style-name="Standard"># Append an object to the end of a list.</text:p>
      <text:p text:style-name="Standard">a = [1,2,3,4,5,6]</text:p>
      <text:p text:style-name="Standard">print a</text:p>
      <text:p text:style-name="Standard"><text:soft-page-break/>a.append(7)</text:p>
      <text:p text:style-name="Standard">print a</text:p>
      <text:p text:style-name="Standard">|</text:p>
      <text:p text:style-name="Standard">[1, 2, 3, 4, 5, 6]</text:p>
      <text:p text:style-name="Standard">[1, 2, 3, 4, 5, 6, 7]</text:p>
      <text:p text:style-name="Standard"/>
      <text:p text:style-name="Standard"># Insert an object into a list.</text:p>
      <text:p text:style-name="Standard">a = [1,2,4,5]</text:p>
      <text:p text:style-name="Standard">print a</text:p>
      <text:p text:style-name="Standard">a.insert(2,3)</text:p>
      <text:p text:style-name="Standard">print a</text:p>
      <text:p text:style-name="Standard">|</text:p>
      <text:p text:style-name="Standard">[1, 2, 4, 5]</text:p>
      <text:p text:style-name="Standard">[1, 2, 3, 4, 5]</text:p>
      <text:p text:style-name="Standard"># Sort the contents of a list.</text:p>
      <text:p text:style-name="Standard">a = [8,2,7,1,6,4]</text:p>
      <text:p text:style-name="Standard">print a</text:p>
      <text:p text:style-name="Standard">a.sort()</text:p>
      <text:p text:style-name="Standard">print a</text:p>
      <text:p text:style-name="Standard">|</text:p>
      <text:p text:style-name="Standard">[8, 2, 7, 1, 6, 4]</text:p>
      <text:p text:style-name="Standard">[1, 2, 4, 6, 7, 8]</text:p>
      <text:p text:style-name="Standard"><text:s/>4.9 Extending Classes With Inheritence</text:p>
      <text:p text:style-name="Standard">Object technologies are subtle and powerful. <text:s/>They possess a number of mechanisms for dealing with complexity and class inheritance is one of them. <text:s/>Class inheritance is the ability of a class to obtain or inherit all of the instance variables and methods of another class (called a parent class, super class, or base class) using a minimal amount of code. <text:s/>A class that inherits from a parent class is called a child class or sub class. <text:s/>This means that a child class can do everything its parent can do along with any additional functionality that is programmed into the child. <text:s/></text:p>
      <text:p text:style-name="Standard"/>
      <text:p text:style-name="Standard">The following program demonstrates class inheritance by having a Person class inherit from the built-in object class and having an ArmyPrivate class inherit from the Person class:</text:p>
      <text:p text:style-name="Standard"/>
      <text:p text:style-name="Standard">class Person(object):</text:p>
      <text:p text:style-name="Standard"><text:tab/>def __init__(self):</text:p>
      <text:p text:style-name="Standard"><text:tab/><text:tab/>self.rank = "I am just a Person, I have no rank."</text:p>
      <text:p text:style-name="Standard"><text:s text:c="2"/></text:p>
      <text:p text:style-name="Standard"><text:tab/>def __str__(self):</text:p>
      <text:p text:style-name="Standard"><text:tab/><text:tab/>return "str: " + self.rank</text:p>
      <text:p text:style-name="Standard"><text:tab/><text:tab/></text:p>
      <text:p text:style-name="Standard"><text:tab/>def __repr__(self):</text:p>
      <text:p text:style-name="Standard"><text:tab/><text:tab/>return "repr: " + self.rank</text:p>
      <text:p text:style-name="Standard"/>
      <text:p text:style-name="Standard"/>
      <text:p text:style-name="Standard">class ArmyPrivate(Person):</text:p>
      <text:p text:style-name="Standard"><text:tab/>def __init__(self):</text:p>
      <text:p text:style-name="Standard"><text:tab/><text:tab/>self.rank = "ArmyPrivate."</text:p>
      <text:p text:style-name="Standard"><text:soft-page-break/></text:p>
      <text:p text:style-name="Standard"/>
      <text:p text:style-name="Standard">a = object()</text:p>
      <text:p text:style-name="Standard">print type(a)</text:p>
      <text:p text:style-name="Standard"/>
      <text:p text:style-name="Standard">b = Person()</text:p>
      <text:p text:style-name="Standard">print type(b)</text:p>
      <text:p text:style-name="Standard"/>
      <text:p text:style-name="Standard">c = ArmyPrivate()</text:p>
      <text:p text:style-name="Standard">print type(c)</text:p>
      <text:p text:style-name="Standard">|</text:p>
      <text:p text:style-name="Standard">&lt;type 'object'&gt;</text:p>
      <text:p text:style-name="Standard">&lt;class '__main__.Person'&gt;</text:p>
      <text:p text:style-name="Standard">&lt;class '__main__.ArmyPrivate'&gt;</text:p>
      <text:p text:style-name="Standard"/>
      <text:p text:style-name="Standard"/>
      <text:p text:style-name="Standard">After the classes have been created, this program instantiates an object of type object which is assigned to variable 'a', an object of type Person which is assigned to variable 'b', and an object of type ArmyPrivate which is assigned to variable 'c'.</text:p>
      <text:p text:style-name="Standard"/>
      <text:p text:style-name="Standard">The following code can be used to display the inheritance hierarchy of any object. <text:s/>If it is executed in a separate cell after the above program has been executed, the inheritance hierarchy of the ArmyPrivate class is displayed (don't worry about trying to understand how this code works. <text:s/>Just use it for now.):</text:p>
      <text:p text:style-name="Standard"/>
      <text:p text:style-name="Standard">#Display the inheritance hierarchy of an object. <text:s/>Note: don't worry #about trying to understand how this program works. <text:s/>Just use it for #now.</text:p>
      <text:p text:style-name="Standard">def class_hierarchy(cls, indent):</text:p>
      <text:p text:style-name="Standard"><text:s text:c="4"/>print '.'*indent, cls</text:p>
      <text:p text:style-name="Standard"><text:s text:c="4"/>for supercls in cls.__bases__:</text:p>
      <text:p text:style-name="Standard"><text:s text:c="8"/>class_hierarchy(supercls, indent+1)</text:p>
      <text:p text:style-name="Standard"/>
      <text:p text:style-name="Standard">def instance_hierarchy(inst):</text:p>
      <text:p text:style-name="Standard"><text:s text:c="4"/>print 'Inheritance hierarchy of', inst</text:p>
      <text:p text:style-name="Standard"><text:s text:c="4"/>class_hierarchy(inst.__class__, 3)</text:p>
      <text:p text:style-name="Standard"/>
      <text:p text:style-name="Standard">z = ArmyPrivate()</text:p>
      <text:p text:style-name="Standard"/>
      <text:p text:style-name="Standard">instance_hierarchy(z)</text:p>
      <text:p text:style-name="Standard">|</text:p>
      <text:p text:style-name="Standard">Inheritance hierarchy of str: ArmyPrivate</text:p>
      <text:p text:style-name="Standard">... &lt;class '__main__.ArmyPrivate'&gt;</text:p>
      <text:p text:style-name="Standard">.... &lt;class '__main__.Person'&gt;</text:p>
      <text:p text:style-name="Standard">..... &lt;type 'object'&gt;</text:p>
      <text:p text:style-name="Standard">The instance_hierarchy function will display the inheritance hierarchy of any object that is passed to it. <text:s/>In this case, an ArmyPrivate object was instantiated and passed to the instance_hierarchy function and the object's inheritance hierarchy was displayed. <text:s/>Notice that the topmost class in the hierarchy, which is the object class, was printed last and that Person inherits from object and ArmyPrivate inherits from <text:soft-page-break/>Person.</text:p>
      <text:p text:style-name="Standard"><text:s/></text:p>
      <text:p text:style-name="Standard"/>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text:soft-page-break/>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text:soft-page-break/>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text:soft-page-break/>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text:soft-page-break/></text:p>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soft-page-break/>|</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ext:soft-page-break/>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text:soft-page-break/>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text:soft-page-break/>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text:soft-page-break/>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soft-page-break/><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text:soft-page-break/>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text:soft-page-break/>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text:soft-page-break/>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text:soft-page-break/>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text:soft-page-break/>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soft-page-break/><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text:soft-page-break/>(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oft-page-break/>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text:soft-page-break/>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text:soft-page-break/>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text:soft-page-break/></text:p>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text:soft-page-break/></text:p>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text:soft-page-break/>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soft-page-break/><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text:soft-page-break/>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soft-page-break/><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soft-page-break/><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text:soft-page-break/>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soft-page-break/><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text:soft-page-break/>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soft-page-break/><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4"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p text:style-name="Standard"/>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text:soft-page-break/>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ext:soft-page-break/>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text:soft-page-break/>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ext:soft-page-break/>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text:soft-page-break/>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text:soft-page-break/>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text:soft-page-break/></text:p>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text:soft-page-break/>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text:soft-page-break/>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text:soft-page-break/>(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1.26 - <text:date style:data-style-name="N37" text:date-value="2008-04-29T14:45:30.54" text:fixed="true">04/29/08</text:date><text:tab/>MathRider For Newbies<text:tab/><text:page-number text:select-page="current">98</text:page-number>/<text:page-count>9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12T23:41:10</dc:date>
    <meta:editing-cycles>14</meta:editing-cycles>
    <meta:editing-duration>PT16H7M33S</meta:editing-duration>
    <meta:user-defined meta:name="Info 1"/>
    <meta:user-defined meta:name="Info 2"/>
    <meta:user-defined meta:name="Info 3"/>
    <meta:user-defined meta:name="Info 4"/>
    <meta:document-statistic meta:table-count="0" meta:image-count="0" meta:object-count="1" meta:page-count="98" meta:paragraph-count="2875" meta:word-count="25129" meta:character-count="15147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